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97000001912629064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Verdana" svg:font-family="Verdana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color="#999999"/>
    </style:style>
    <style:style style:name="P2" style:family="paragraph" style:parent-style-name="Header">
      <style:paragraph-properties fo:text-align="end" style:justify-single-word="false"/>
      <style:text-properties fo:color="#999999"/>
    </style:style>
    <style:style style:name="P3" style:family="paragraph" style:parent-style-name="Header">
      <style:paragraph-properties fo:text-align="end" style:justify-single-word="false"/>
      <style:text-properties fo:color="#bd1631"/>
    </style:style>
    <style:style style:name="P4" style:family="paragraph" style:parent-style-name="Footnote">
      <style:text-properties fo:color="#999999" fo:font-size="9pt" style:font-size-asian="9pt"/>
    </style:style>
    <style:style style:name="P5" style:family="paragraph" style:parent-style-name="Footnote">
      <style:text-properties fo:color="#999999" fo:font-size="9pt" style:font-size-asian="9pt" style:font-size-complex="9pt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Figura">
      <style:paragraph-properties fo:margin-left="0cm" fo:margin-right="0cm" fo:text-indent="0cm" style:auto-text-indent="false" fo:keep-with-next="auto"/>
    </style:style>
    <style:style style:name="P8" style:family="paragraph" style:parent-style-name="Titulo_20_palabras_20_clave">
      <style:text-properties fo:language="en" fo:country="GB"/>
    </style:style>
    <style:style style:name="P9" style:family="paragraph" style:parent-style-name="Titulo_20_palabras_20_clave">
      <style:text-properties fo:language="en" fo:country="GB" fo:font-style="italic" fo:font-weight="normal" style:font-style-asian="italic" style:font-weight-asian="normal"/>
    </style:style>
    <style:style style:name="P10" style:family="paragraph" style:parent-style-name="Texto_20_Resumen">
      <style:text-properties officeooo:rsid="000f8c2c" officeooo:paragraph-rsid="000f8c2c"/>
    </style:style>
    <style:style style:name="P11" style:family="paragraph" style:parent-style-name="Texto_20_Resumen">
      <style:text-properties officeooo:paragraph-rsid="000f8c2c"/>
    </style:style>
    <style:style style:name="P12" style:family="paragraph" style:parent-style-name="Heading_20_2">
      <style:text-properties officeooo:rsid="00127f38" officeooo:paragraph-rsid="00127f38"/>
    </style:style>
    <style:style style:name="P13" style:family="paragraph" style:parent-style-name="Texto_20_Secciones">
      <style:text-properties officeooo:rsid="000f8c2c" officeooo:paragraph-rsid="000f8c2c"/>
    </style:style>
    <style:style style:name="P14" style:family="paragraph" style:parent-style-name="Texto_20_Secciones">
      <style:text-properties officeooo:paragraph-rsid="00127f38"/>
    </style:style>
    <style:style style:name="P15" style:family="paragraph" style:parent-style-name="Texto_20_Secciones">
      <style:text-properties officeooo:rsid="00127f38" officeooo:paragraph-rsid="00127f38"/>
    </style:style>
    <style:style style:name="P16" style:family="paragraph" style:parent-style-name="Texto_20_Secciones">
      <style:text-properties officeooo:rsid="00129e57" officeooo:paragraph-rsid="00129e57"/>
    </style:style>
    <style:style style:name="P17" style:family="paragraph" style:parent-style-name="Referencias" style:list-style-name="WW8Num3">
      <style:text-properties officeooo:paragraph-rsid="00114933"/>
    </style:style>
    <style:style style:name="P18" style:family="paragraph" style:parent-style-name="Referencias" style:list-style-name="WW8Num3">
      <style:text-properties officeooo:rsid="00114933" officeooo:paragraph-rsid="00114933"/>
    </style:style>
    <style:style style:name="P19" style:family="paragraph" style:parent-style-name="Referencias" style:list-style-name="WW8Num3">
      <style:text-properties officeooo:rsid="00127f38" officeooo:paragraph-rsid="00127f38"/>
    </style:style>
    <style:style style:name="P20" style:family="paragraph" style:parent-style-name="Text_20_body_20_indent">
      <style:paragraph-properties fo:margin-left="0.635cm" fo:margin-right="0cm" fo:text-indent="-0.318cm" style:auto-text-indent="false"/>
    </style:style>
    <style:style style:name="P21" style:family="paragraph" style:parent-style-name="Título_20_principal" style:master-page-name="First_20_Page">
      <style:paragraph-properties fo:margin-left="0cm" fo:margin-right="0.088cm" fo:margin-top="0.353cm" fo:margin-bottom="0.353cm" style:contextual-spacing="false" fo:text-indent="0cm" style:auto-text-indent="false" style:page-number="auto"/>
    </style:style>
    <style:style style:name="P22" style:family="paragraph" style:parent-style-name="Título_20_principal">
      <style:text-properties officeooo:rsid="000f8c2c" officeooo:paragraph-rsid="000f8c2c"/>
    </style:style>
    <style:style style:name="P23" style:family="paragraph" style:parent-style-name="Afiliación_20_autor">
      <style:text-properties officeooo:paragraph-rsid="000f8c2c"/>
    </style:style>
    <style:style style:name="T1" style:family="text">
      <style:text-properties officeooo:rsid="000eae63"/>
    </style:style>
    <style:style style:name="T2" style:family="text">
      <style:text-properties fo:color="#999999" fo:font-size="9pt" style:font-size-asian="9pt" style:font-size-complex="9pt"/>
    </style:style>
    <style:style style:name="T3" style:family="text">
      <style:text-properties style:text-position="super 58%"/>
    </style:style>
    <style:style style:name="T4" style:family="text">
      <style:text-properties fo:font-style="italic" fo:font-weight="normal" officeooo:rsid="000f8c2c" style:font-style-asian="italic" style:font-weight-asian="normal"/>
    </style:style>
    <style:style style:name="T5" style:family="text">
      <style:text-properties fo:font-style="italic" fo:font-weight="normal" officeooo:rsid="00114933" style:font-style-asian="italic" style:font-weight-asian="normal"/>
    </style:style>
    <style:style style:name="T6" style:family="text">
      <style:text-properties fo:font-style="italic" fo:font-weight="normal" officeooo:rsid="00127f38" style:font-style-asian="italic" style:font-weight-asian="normal"/>
    </style:style>
    <style:style style:name="T7" style:family="text">
      <style:text-properties style:font-name-asian="Arial"/>
    </style:style>
    <style:style style:name="T8" style:family="text">
      <style:text-properties fo:font-style="normal" style:font-style-asian="normal" style:font-size-complex="10pt"/>
    </style:style>
    <style:style style:name="T9" style:family="text">
      <style:text-properties officeooo:rsid="000f8c2c"/>
    </style:style>
    <style:style style:name="T10" style:family="text">
      <style:text-properties officeooo:rsid="0010a56d"/>
    </style:style>
    <style:style style:name="T11" style:family="text">
      <style:text-properties officeooo:rsid="00114933"/>
    </style:style>
    <style:style style:name="T12" style:family="text">
      <style:text-properties officeooo:rsid="00127f38"/>
    </style:style>
    <style:style style:name="T13" style:family="text">
      <style:text-properties officeooo:rsid="00129e5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2">Editores de Metadatos</text:p>
      <text:p text:style-name="Datos_20_autor"><text:span text:style-name="T9">M. Arias de Reyna Domínguez</text:span><text:span text:style-name="T3">(1)</text:span></text:p>
      <text:p text:style-name="P23"><text:span text:style-name="T3">(1) </text:span><text:span text:style-name="T10">Ingeniera Informática</text:span>, <text:span text:style-name="T10">GeoCat bv</text:span>, <text:span text:style-name="T10">Bennekom, Países Bajos</text:span>, <text:span text:style-name="T10">maria.arias</text:span>@<text:span text:style-name="T10">geocat.net</text:span></text:p>
      <text:p text:style-name="Título_20_Resumen_20_-_20_abstract"><text:line-break/></text:p>
      <text:section text:style-name="Sect1" text:name="Secció1">
        <text:p text:style-name="Título_20_Resumen_20_-_20_abstract">Resumen</text:p>
        <text:p text:style-name="P10">El actual ecosistema para la edición de metadatos es escaso y en general</text:p>
        <text:p text:style-name="P11"><text:span text:style-name="T9">poco práctico. A lo largo del artículo se presentarán diferentes editores de metadatos (libres) poniendo en relieve las fortalezas y deficiencias de cada uno. Se hará especial hincapié en la compatibilidad INSPIRE y la flexibilidad que ofrece cada editor para adaptarse a las expectativas del usuario. Se abordarán tanto editores online como editores de escritorio.</text:span></text:p>
        <text:p text:style-name="Titulo_20_palabras_20_clave">Palabras clave: <text:span text:style-name="T4">INSPIRE, metadatos, editor</text:span></text:p>
        <text:p text:style-name="Texto_20_Resumen"/>
        <text:p text:style-name="Texto_20_Resumen"/>
        <text:p text:style-name="Título_20_Resumen_20_-_20_abstract">Abstract</text:p>
        <text:p text:style-name="Texto_20_Resumen">En este documento se recogen las especificaciones y definición de la plantilla de los artículos para las VII<text:span text:style-name="T1">I</text:span> Jornadas de SIG Libre que se celebraran el <text:span text:style-name="T1">2</text:span>6, <text:span text:style-name="T1">27</text:span> y <text:span text:style-name="T1">2</text:span>8 de Marzo de 201<text:span text:style-name="T1">4</text:span> en Girona, España. Esperamos que la presente plantilla les facilite la composición del documento a enviar para su revisión por el Comité Científico del Congreso.</text:p>
        <text:p text:style-name="Texto_20_Resumen"/>
        <text:p text:style-name="Texto_20_Resumen">Max: 300 words</text:p>
        <text:p text:style-name="P8">Key words: <text:span text:style-name="T5">qGIS, geonetwork, geoserver, </text:span><text:span text:style-name="T6">CatMDEdit</text:span></text:p>
        <text:p text:style-name="P9"/>
        <text:h text:style-name="Heading_20_1" text:outline-level="1">Introducción</text:h>
        <text:p text:style-name="P14"><text:span text:style-name="T12">Para la elaboración de este artículo he utilizado editores de metadatos de licencia libre y especializados en GIS. He tenido que descartar algunos proyectos que habían sido abandonados o cuyas licencias o localización del código no estaban del todo claros.</text:span></text:p>
        <text:p text:style-name="P15">Tras esta búsqueda de editores de metadatos libres, nos hemos quedado con cuatro piezas de software, <text:span text:style-name="T13">dos basadas en escritorio y dos basadas en web. </text:span></text:p>
        <text:p text:style-name="P14"/>
        <text:h text:style-name="P12" text:outline-level="2">MetaTools: Plugin de qGIS</text:h>
        <text:p text:style-name="P14">El aspecto de la página debe ajustarse a los siguientes parámetros. Este archivo le servirá de ejemplo a la hora de dar formato a su trabajo. Compruebe el resultado comparándolo con este ejemplo.</text:p>
        <text:p text:style-name="P14"/>
        <text:h text:style-name="P12" text:outline-level="2"><text:soft-page-break/>geoServer</text:h>
        <text:p text:style-name="P16">Recientemente, geoServer ha incorporado también un pequeño editor de metadatos.</text:p>
        <text:p text:style-name="P14"/>
        <text:h text:style-name="P12" text:outline-level="2">CatMDEdit</text:h>
        <text:p text:style-name="P14">El aspecto de la página debe ajustarse a los siguientes parámetros. Este archivo le servirá de ejemplo a la hora de dar formato a su trabajo. Compruebe el resultado comparándolo con este ejemplo.</text:p>
        <text:p text:style-name="P14"/>
        <text:h text:style-name="P12" text:outline-level="2">geoNetwork</text:h>
        <text:p text:style-name="P14">El aspecto de la página debe ajustarse a los siguientes parámetros. Este archivo le servirá de ejemplo a la hora de dar formato a su trabajo. Compruebe el resultado comparándolo con este ejemplo.</text:p>
      </text:section>
      <text:section text:style-name="Sect2" text:name="Secció3">
        <text:h text:style-name="Heading_20_1" text:outline-level="1">Conclusiones</text:h>
        <text:p text:style-name="P16">Ciertamente, el mundo de los editores de metadatos GIS está poco trabajado y las alternativas son escasas, a la vez que poco prácticas. Lo cual choca frontalmente con la tendencia a la web semántica e inteligente que está evolucionando a nuestro alrededor.</text:p>
        <text:p text:style-name="P16">En mi opinión, deberíamos hacer especial hincapié en fomentar el uso de los metadatos antes de que otros formatos como RDF o Linked Data empiecen a sustituir a INSPIRE, que tanto trabajo nos ha costado conseguir. Sin duda, otros formatos son mucho más rápidos y sencillos de manejar, pero pierden valiosísima información que sólo un formato común y extenso como INSPIRE puede aportar.</text:p>
        <text:h text:style-name="Heading_20_1" text:outline-level="1">Agradecimientos</text:h>
        <text:p text:style-name="P13">Muchas gracias a todos los geoinquietos que hacen posible el GIS libre, en especial a los holandeses de GeoCat que han patrocinado mi viaje a estas jornadas.</text:p>
        <text:h text:style-name="Heading_20_1" text:outline-level="1">Referencias</text:h>
        <text:list xml:id="list7085735304722541245" text:style-name="WW8Num3">
          <text:list-item>
            <text:p text:style-name="P17"><text:span text:style-name="T11">MetaTools</text:span>, <text:span text:style-name="T11">https://github.com/nextgis/metatools</text:span></text:p>
          </text:list-item>
          <text:list-item>
            <text:p text:style-name="P17"><text:span text:style-name="T11">geoNetwork</text:span>, <text:span text:style-name="T11">https://github.com/geonetwork/core-geonetwork</text:span></text:p>
          </text:list-item>
          <text:list-item>
            <text:p text:style-name="P18">geoServer, https://github.com/geoserver/geoserver</text:p>
          </text:list-item>
          <text:list-item>
            <text:p text:style-name="P19">CatMDEdit, http://catmdedit.sourceforge.net/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Verdana" svg:font-family="Verdana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fo:font-family="Verdana" fo:font-size="12pt"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Standard" style:next-style-name="Texto_20_Secciones" style:default-outline-level="1" style:class="text">
      <style:paragraph-properties fo:margin-top="0.529cm" fo:margin-bottom="0.353cm" style:contextual-spacing="false" fo:text-align="start" style:justify-single-word="false" fo:keep-with-next="always"/>
      <style:text-properties fo:text-transform="uppercase" fo:font-size="12pt" fo:font-weight="bold" style:font-size-asian="12pt" style:font-weight-asian="bold" style:font-size-complex="11pt" style:font-weight-complex="bold"/>
    </style:style>
    <style:style style:name="Heading_20_2" style:display-name="Heading 2" style:family="paragraph" style:parent-style-name="Standard" style:next-style-name="Texto_20_Secciones" style:default-outline-level="2" style:class="text">
      <style:paragraph-properties fo:margin-top="0.353cm" fo:margin-bottom="0.353cm" style:contextual-spacing="false" fo:text-align="start" style:justify-single-word="false" fo:keep-with-next="always"/>
      <style:text-properties fo:font-weight="bold" style:font-weight-asian="bold" style:font-size-complex="9pt" style:font-weight-complex="bold"/>
    </style:style>
    <style:style style:name="Heading_20_3" style:display-name="Heading 3" style:family="paragraph" style:parent-style-name="Standard" style:next-style-name="Texto_20_Secciones" style:default-outline-level="3" style:class="text">
      <style:paragraph-properties fo:margin-top="0.353cm" fo:margin-bottom="0.353cm" style:contextual-spacing="false" fo:text-align="start" style:justify-single-word="false" fo:keep-with-next="always"/>
      <style:text-properties fo:font-size="10pt" fo:font-style="italic" fo:font-weight="bold" style:font-size-asian="10pt" style:font-style-asian="italic" style:font-weight-asian="bold" style:font-size-complex="9pt" style:font-style-complex="italic"/>
    </style:style>
    <style:style style:name="Heading_20_4" style:display-name="Heading 4" style:family="paragraph" style:parent-style-name="Standard" style:next-style-name="Texto_20_Secciones" style:default-outline-level="4" style:class="text">
      <style:paragraph-properties fo:margin-top="0.423cm" fo:margin-bottom="0.106cm" style:contextual-spacing="false" fo:text-align="start" style:justify-single-word="false" fo:keep-with-next="always"/>
      <style:text-properties fo:font-style="italic" style:font-style-asian="italic" style:font-size-complex="9pt" style:font-style-complex="italic" style:font-weight-complex="bold"/>
    </style:style>
    <style:style style:name="Heading_20_5" style:display-name="Heading 5" style:family="paragraph" style:parent-style-name="Heading_20_4" style:next-style-name="Texto_20_Secciones" style:default-outline-level="5" style:class="text"/>
    <style:style style:name="Heading_20_6" style:display-name="Heading 6" style:family="paragraph" style:parent-style-name="Heading_20_4" style:next-style-name="Texto_20_Secciones" style:default-outline-level="6" style:class="text">
      <style:text-properties fo:font-style="normal" style:font-style-asian="normal" style:font-size-complex="11pt" style:font-style-complex="normal"/>
    </style:style>
    <style:style style:name="Heading_20_7" style:display-name="Heading 7" style:family="paragraph" style:parent-style-name="Heading_20_4" style:next-style-name="Texto_20_Secciones" style:default-outline-level="7" style:class="text"/>
    <style:style style:name="Heading_20_8" style:display-name="Heading 8" style:family="paragraph" style:parent-style-name="Heading_20_4" style:next-style-name="Texto_20_Secciones" style:default-outline-level="8" style:class="text">
      <style:text-properties fo:font-style="normal" style:font-style-asian="normal" style:font-style-complex="normal"/>
    </style:style>
    <style:style style:name="Heading_20_9" style:display-name="Heading 9" style:family="paragraph" style:parent-style-name="Heading_20_4" style:next-style-name="Texto_20_Secciones" style:default-outline-level="9" style:class="text">
      <style:text-properties fo:font-style="normal" style:font-style-asian="normal" style:font-style-complex="norm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="Verdana" fo:font-family="Verdana" fo:font-size="12pt" style:font-size-asian="12pt" style:font-name-complex="Lohit Hindi2" style:font-family-complex="'Lohit Hindi'"/>
    </style:style>
    <style:style style:name="Texto_20_Secciones" style:display-name="Texto Secciones" style:family="paragraph" style:parent-style-name="Standard">
      <style:paragraph-properties fo:margin-left="0cm" fo:margin-right="0.079cm" fo:margin-top="0cm" fo:margin-bottom="0cm" style:contextual-spacing="false" fo:text-indent="0.501cm" style:auto-text-indent="false"/>
      <style:text-properties style:font-size-complex="9pt"/>
    </style:style>
    <style:style style:name="Figura" style:family="paragraph" style:parent-style-name="Standard" style:next-style-name="Standard">
      <style:paragraph-properties fo:margin-left="0cm" fo:margin-right="0.079cm" fo:margin-top="0.353cm" fo:margin-bottom="0.106cm" style:contextual-spacing="false" fo:text-align="center" style:justify-single-word="false" fo:text-indent="0cm" style:auto-text-indent="false" fo:keep-with-next="always"/>
      <style:text-properties fo:font-size="10pt" style:font-size-asian="10pt" style:font-size-complex="9pt"/>
    </style:style>
    <style:style style:name="Footnote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atos_20_autor" style:display-name="Datos autor" style:family="paragraph" style:parent-style-name="Standard" style:next-style-name="Standard">
      <style:paragraph-properties fo:margin-top="0.388cm" fo:margin-bottom="0.388cm" style:contextual-spacing="false" fo:text-align="center" style:justify-single-word="false"/>
      <style:text-properties fo:font-style="italic" style:font-style-asian="italic" style:font-size-complex="12pt" style:font-style-complex="italic"/>
    </style:style>
    <style:style style:name="Text_20_body_20_indent" style:display-name="Text body indent" style:family="paragraph" style:parent-style-name="Standard" style:next-style-name="Texto_20_Secciones" style:list-style-name="WW8Num2" style:class="text">
      <style:paragraph-properties fo:margin-top="0cm" fo:margin-bottom="0.212cm" style:contextual-spacing="false"/>
      <style:text-properties style:font-size-complex="9pt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Referencias" style:family="paragraph" style:parent-style-name="Standard" style:list-style-name="WW8Num3">
      <style:text-properties style:font-size-complex="9pt"/>
    </style:style>
    <style:style style:name="Título_20_principal" style:display-name="Título principal" style:family="paragraph" style:parent-style-name="Standard" style:next-style-name="Datos_20_autor">
      <style:paragraph-properties fo:margin-left="2cm" fo:margin-right="1.27cm" fo:margin-top="0.353cm" fo:margin-bottom="0.353cm" style:contextual-spacing="false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Afiliación_20_autor" style:display-name="Afiliación autor" style:family="paragraph" style:parent-style-name="Standard">
      <style:text-properties fo:font-size="10pt" style:font-size-asian="10pt" style:font-size-complex="12pt"/>
    </style:style>
    <style:style style:name="Título_20_Resumen_20_-_20_abstract" style:display-name="Título Resumen - abstract" style:family="paragraph" style:parent-style-name="Standard" style:next-style-name="Texto_20_Resumen">
      <style:paragraph-properties fo:margin-left="1cm" fo:margin-right="1cm" fo:margin-top="0.141cm" fo:margin-bottom="0.212cm" style:contextual-spacing="false" fo:text-align="start" style:justify-single-word="false" fo:text-indent="0cm" style:auto-text-indent="false"/>
      <style:text-properties fo:text-transform="uppercase" fo:font-weight="bold" style:font-weight-asian="bold" style:font-size-complex="11pt" style:font-weight-complex="bold"/>
    </style:style>
    <style:style style:name="Título_20_de_20_Tabla" style:display-name="Título de Tabla" style:family="paragraph" style:parent-style-name="Standard">
      <style:paragraph-properties fo:margin-left="0.51cm" fo:margin-right="0.51cm" fo:margin-top="0.388cm" fo:margin-bottom="0.318cm" style:contextual-spacing="false" fo:text-align="center" style:justify-single-word="false" fo:text-indent="0cm" style:auto-text-indent="false"/>
      <style:text-properties style:font-size-complex="9pt" style:font-style-complex="italic"/>
    </style:style>
    <style:style style:name="Pie_20_de_20_Figura" style:display-name="Pie de Figura" style:family="paragraph" style:parent-style-name="Título_20_de_20_Tabla">
      <style:paragraph-properties fo:margin-left="0cm" fo:margin-right="0cm" fo:margin-top="0cm" fo:margin-bottom="0cm" style:contextual-spacing="false" fo:text-indent="0cm" style:auto-text-indent="false"/>
      <style:text-properties fo:font-size="10pt" fo:font-style="italic" style:font-size-asian="10pt" style:font-style-asian="italic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Titulo_20_palabras_20_clave" style:display-name="Titulo palabras clave" style:family="paragraph" style:parent-style-name="Texto_20_Resumen">
      <style:paragraph-properties fo:margin-top="0.282cm" fo:margin-bottom="0cm" style:contextual-spacing="false"/>
      <style:text-properties fo:font-style="normal" fo:font-weight="bold" style:font-style-asian="normal" style:font-weight-asian="bold"/>
    </style:style>
    <style:style style:name="Texto_20_palabras_20_clave" style:display-name="Texto palabras clave" style:family="paragraph" style:parent-style-name="Texto_20_Resumen">
      <style:paragraph-properties fo:margin-left="0cm" fo:margin-right="0cm" fo:margin-top="0cm" fo:margin-bottom="0cm" style:contextual-spacing="false" fo:text-indent="0cm" style:auto-text-indent="false"/>
    </style:style>
    <style:style style:name="Ecuación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1cm"/>
          <style:tab-stop style:position="8.251cm" style:type="right"/>
        </style:tab-stops>
      </style:paragraph-properties>
      <style:text-properties fo:language="en" fo:country="US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8cm" fo:text-indent="-0.699cm" fo:margin-left="0.99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/>
    </style:style>
    <style:style style:name="MP2" style:family="paragraph" style:parent-style-name="Header">
      <style:paragraph-properties fo:text-align="end" style:justify-single-word="false"/>
      <style:text-properties fo:color="#999999"/>
    </style:style>
    <style:style style:name="MP3" style:family="paragraph" style:parent-style-name="Footnote">
      <style:text-properties fo:color="#999999" fo:font-size="9pt" style:font-size-asian="9pt"/>
    </style:style>
    <style:style style:name="MP4" style:family="paragraph" style:parent-style-name="Header">
      <style:paragraph-properties fo:text-align="end" style:justify-single-word="false"/>
      <style:text-properties fo:color="#bd1631"/>
    </style:style>
    <style:style style:name="MP5" style:family="paragraph" style:parent-style-name="Footnote">
      <style:text-properties fo:color="#999999" fo:font-size="9pt" style:font-size-asian="9pt" style:font-size-complex="9pt"/>
    </style:style>
    <style:style style:name="MT1" style:family="text">
      <style:text-properties officeooo:rsid="000eae63"/>
    </style:style>
    <style:style style:name="MT2" style:family="text">
      <style:text-properties fo:color="#999999"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Servicio de Sistemas de Información Geográfica y Teledetección</text:p>
        <text:p text:style-name="MP1"/>
        <text:p text:style-name="MP2">VII<text:span text:style-name="MT1">I</text:span> Jornadas de SIG Libre</text:p>
      </style:header>
      <style:footer>
        <text:p text:style-name="MP3">Plaça Ferrater Mora 1, 17071 Girona</text:p>
        <text:p text:style-name="MP3">Tel. 972 41 80 39, Fax. 972 41 82 30</text:p>
        <text:p text:style-name="Footnote"><text:span text:style-name="Internet_20_link"><text:span text:style-name="MT2">infojornadas@sigte.org</text:span></text:span><text:span text:style-name="MT2"> <text:s/>http://www.sigte.udg.edu/jornadassiglibre/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gràfics2" text:anchor-type="as-char" svg:width="8.34cm" svg:height="1.983cm" draw:z-index="0"><draw:image xlink:href="Pictures/10000000000006970000019126290645.png" xlink:type="simple" xlink:show="embed" xlink:actuate="onLoad"/></draw:frame></text:p>
        <text:p text:style-name="MP4">VI<text:span text:style-name="MT1">I</text:span>I JORNADAS DE SIG LIBRE</text:p>
      </style:header>
      <style:footer>
        <text:p text:style-name="MP5">Plaça Ferrater Mora 1, 17071 Girona</text:p>
        <text:p text:style-name="MP5">Tel. 972 41 80 39, Fax. 972 41 82 30</text:p>
        <text:p text:style-name="Footnote"><text:span text:style-name="Internet_20_link"><text:span text:style-name="MT2">infojornadas@sigte.org</text:span></text:span><text:span text:style-name="MT2"> <text:s/>http://www.sigte.udg.edu/jornadassiglibre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meta:creation-date>2014-02-19T16:23:20.082772278</meta:creation-date>
    <meta:editing-cycles>4</meta:editing-cycles>
    <meta:editing-duration>PT52M26S</meta:editing-duration>
    <meta:generator>LibreOffice/4.1.4.2$Linux_X86_64 LibreOffice_project/0a0440ccc0227ad9829de5f46be37cfb6edcf72</meta:generator>
    <meta:initial-creator>delawen </meta:initial-creator>
    <dc:date>2014-02-19T17:22:45.702233960</dc:date>
    <dc:creator>delawen </dc:creator>
    <meta:document-statistic meta:table-count="0" meta:image-count="1" meta:object-count="0" meta:page-count="2" meta:paragraph-count="43" meta:word-count="543" meta:character-count="3599" meta:non-whitespace-character-count="3092"/>
  </office:meta>
</office:document-meta>
</file>